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Resolve.isUse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AllowedLog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Resolve.is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ResolveOptions( Ivy ivy , String [ ] confs , IvySettings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vyResolve.setCache( Fil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isChan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Refresh( boolean refre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FailureProperty( String failur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Conf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ResolveMode( String resolv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isTra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isKee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Failur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Keep( boolean k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ResolveId( String resolv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CheckIf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UseCacheOnly( boolean useCache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doExecute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IvyResolv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Transitive( boolean tra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isHalton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Log( Strin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is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Resolv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Resol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Showprogress( boolean sh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FailurePropery( String failur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Resolve.setChanging( boolean chang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Haltonfailure( boolean haltOn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Inline( boolean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Date( String pub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CheckIfChanged( boolean checkIfChang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isUseCach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solve.setUseOrigin( boolean use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